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1" style:family="table">
      <style:table-properties style:width="17cm" table:align="margins" style:writing-mode="lr-tb"/>
    </style:style>
    <style:style style:name="表141.A" style:family="table-column">
      <style:table-column-properties style:column-width="17cm" style:rel-column-width="65535*"/>
    </style:style>
    <style:style style:name="表141.A1" style:family="table-cell">
      <style:table-cell-properties fo:padding="0.097cm" fo:border="0.002cm solid #000000"/>
    </style:style>
    <style:style style:name="表1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2" style:family="table">
      <style:table-properties style:width="17cm" table:align="margins" style:writing-mode="lr-tb"/>
    </style:style>
    <style:style style:name="表142.A" style:family="table-column">
      <style:table-column-properties style:column-width="17cm" style:rel-column-width="65535*"/>
    </style:style>
    <style:style style:name="表142.A1" style:family="table-cell">
      <style:table-cell-properties fo:padding="0.097cm" fo:border="0.002cm solid #000000"/>
    </style:style>
    <style:style style:name="表1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3" style:family="table">
      <style:table-properties style:width="17cm" table:align="margins" style:writing-mode="lr-tb"/>
    </style:style>
    <style:style style:name="表143.A" style:family="table-column">
      <style:table-column-properties style:column-width="17cm" style:rel-column-width="65535*"/>
    </style:style>
    <style:style style:name="表143.A1" style:family="table-cell">
      <style:table-cell-properties fo:padding="0.097cm" fo:border="0.002cm solid #000000"/>
    </style:style>
    <style:style style:name="表1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4" style:family="table">
      <style:table-properties style:width="17cm" table:align="margins" style:writing-mode="lr-tb"/>
    </style:style>
    <style:style style:name="表144.A" style:family="table-column">
      <style:table-column-properties style:column-width="17cm" style:rel-column-width="65535*"/>
    </style:style>
    <style:style style:name="表144.A1" style:family="table-cell">
      <style:table-cell-properties fo:padding="0.097cm" fo:border="0.002cm solid #000000"/>
    </style:style>
    <style:style style:name="表1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2" style:family="table">
      <style:table-properties style:width="17cm" table:align="margins" style:writing-mode="lr-tb"/>
    </style:style>
    <style:style style:name="表152.A" style:family="table-column">
      <style:table-column-properties style:column-width="17cm" style:rel-column-width="65535*"/>
    </style:style>
    <style:style style:name="表152.A1" style:family="table-cell">
      <style:table-cell-properties fo:padding="0.097cm" fo:border="0.002cm solid #000000"/>
    </style:style>
    <style:style style:name="表1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3" style:family="table">
      <style:table-properties style:width="17cm" table:align="margins" style:writing-mode="lr-tb"/>
    </style:style>
    <style:style style:name="表153.A" style:family="table-column">
      <style:table-column-properties style:column-width="17cm" style:rel-column-width="65535*"/>
    </style:style>
    <style:style style:name="表153.A1" style:family="table-cell">
      <style:table-cell-properties fo:padding="0.097cm" fo:border="0.002cm solid #000000"/>
    </style:style>
    <style:style style:name="表1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4" style:family="table">
      <style:table-properties style:width="17cm" table:align="margins" style:writing-mode="lr-tb"/>
    </style:style>
    <style:style style:name="表154.A" style:family="table-column">
      <style:table-column-properties style:column-width="17cm" style:rel-column-width="65535*"/>
    </style:style>
    <style:style style:name="表154.A1" style:family="table-cell">
      <style:table-cell-properties fo:padding="0.097cm" fo:border="0.002cm solid #000000"/>
    </style:style>
    <style:style style:name="表1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5" style:family="table">
      <style:table-properties style:width="17cm" table:align="margins" style:writing-mode="lr-tb"/>
    </style:style>
    <style:style style:name="表155.A" style:family="table-column">
      <style:table-column-properties style:column-width="17cm" style:rel-column-width="65535*"/>
    </style:style>
    <style:style style:name="表155.A1" style:family="table-cell">
      <style:table-cell-properties fo:padding="0.097cm" fo:border="0.002cm solid #000000"/>
    </style:style>
    <style:style style:name="表1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9" style:family="table">
      <style:table-properties style:width="17cm" table:align="margins" style:writing-mode="lr-tb"/>
    </style:style>
    <style:style style:name="表149.A" style:family="table-column">
      <style:table-column-properties style:column-width="17cm" style:rel-column-width="65535*"/>
    </style:style>
    <style:style style:name="表149.A1" style:family="table-cell">
      <style:table-cell-properties fo:padding="0.097cm" fo:border="0.002cm solid #000000"/>
    </style:style>
    <style:style style:name="表1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0" style:family="table">
      <style:table-properties style:width="17cm" table:align="margins" style:writing-mode="lr-tb"/>
    </style:style>
    <style:style style:name="表150.A" style:family="table-column">
      <style:table-column-properties style:column-width="17cm" style:rel-column-width="65535*"/>
    </style:style>
    <style:style style:name="表150.A1" style:family="table-cell">
      <style:table-cell-properties fo:padding="0.097cm" fo:border="0.002cm solid #000000"/>
    </style:style>
    <style:style style:name="表1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1" style:family="table">
      <style:table-properties style:width="17cm" table:align="margins" style:writing-mode="lr-tb"/>
    </style:style>
    <style:style style:name="表151.A" style:family="table-column">
      <style:table-column-properties style:column-width="17cm" style:rel-column-width="65535*"/>
    </style:style>
    <style:style style:name="表151.A1" style:family="table-cell">
      <style:table-cell-properties fo:padding="0.097cm" fo:border="0.002cm solid #000000"/>
    </style:style>
    <style:style style:name="表1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5" style:family="table">
      <style:table-properties style:width="17cm" table:align="margins" style:writing-mode="lr-tb"/>
    </style:style>
    <style:style style:name="表145.A" style:family="table-column">
      <style:table-column-properties style:column-width="17cm" style:rel-column-width="65535*"/>
    </style:style>
    <style:style style:name="表145.A1" style:family="table-cell">
      <style:table-cell-properties fo:padding="0.097cm" fo:border="0.002cm solid #000000"/>
    </style:style>
    <style:style style:name="表1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6" style:family="table">
      <style:table-properties style:width="17cm" table:align="margins" style:writing-mode="lr-tb"/>
    </style:style>
    <style:style style:name="表146.A" style:family="table-column">
      <style:table-column-properties style:column-width="17cm" style:rel-column-width="65535*"/>
    </style:style>
    <style:style style:name="表146.A1" style:family="table-cell">
      <style:table-cell-properties fo:padding="0.097cm" fo:border="0.002cm solid #000000"/>
    </style:style>
    <style:style style:name="表1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7" style:family="table">
      <style:table-properties style:width="17cm" table:align="margins" style:writing-mode="lr-tb"/>
    </style:style>
    <style:style style:name="表147.A" style:family="table-column">
      <style:table-column-properties style:column-width="17cm" style:rel-column-width="65535*"/>
    </style:style>
    <style:style style:name="表147.A1" style:family="table-cell">
      <style:table-cell-properties fo:padding="0.097cm" fo:border="0.002cm solid #000000"/>
    </style:style>
    <style:style style:name="表1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8" style:family="table">
      <style:table-properties style:width="17cm" table:align="margins" style:writing-mode="lr-tb"/>
    </style:style>
    <style:style style:name="表148.A" style:family="table-column">
      <style:table-column-properties style:column-width="17cm" style:rel-column-width="65535*"/>
    </style:style>
    <style:style style:name="表148.A1" style:family="table-cell">
      <style:table-cell-properties fo:padding="0.097cm" fo:border="0.002cm solid #000000"/>
    </style:style>
    <style:style style:name="表1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6" style:family="table">
      <style:table-properties style:width="17cm" table:align="margins" style:writing-mode="lr-tb"/>
    </style:style>
    <style:style style:name="表156.A" style:family="table-column">
      <style:table-column-properties style:column-width="17cm" style:rel-column-width="65535*"/>
    </style:style>
    <style:style style:name="表156.A1" style:family="table-cell">
      <style:table-cell-properties fo:padding="0.097cm" fo:border="0.002cm solid #000000"/>
    </style:style>
    <style:style style:name="表1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7" style:family="table">
      <style:table-properties style:width="17cm" table:align="margins" style:writing-mode="lr-tb"/>
    </style:style>
    <style:style style:name="表157.A" style:family="table-column">
      <style:table-column-properties style:column-width="17cm" style:rel-column-width="65535*"/>
    </style:style>
    <style:style style:name="表157.A1" style:family="table-cell">
      <style:table-cell-properties fo:padding="0.097cm" fo:border="0.002cm solid #000000"/>
    </style:style>
    <style:style style:name="表1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8" style:family="table">
      <style:table-properties style:width="17cm" table:align="margins" style:writing-mode="lr-tb"/>
    </style:style>
    <style:style style:name="表158.A" style:family="table-column">
      <style:table-column-properties style:column-width="17cm" style:rel-column-width="65535*"/>
    </style:style>
    <style:style style:name="表158.A1" style:family="table-cell">
      <style:table-cell-properties fo:padding="0.097cm" fo:border="0.002cm solid #000000"/>
    </style:style>
    <style:style style:name="表1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9" style:family="table">
      <style:table-properties style:width="17cm" table:align="margins" style:writing-mode="lr-tb"/>
    </style:style>
    <style:style style:name="表159.A" style:family="table-column">
      <style:table-column-properties style:column-width="17cm" style:rel-column-width="65535*"/>
    </style:style>
    <style:style style:name="表159.A1" style:family="table-cell">
      <style:table-cell-properties fo:padding="0.097cm" fo:border="0.002cm solid #000000"/>
    </style:style>
    <style:style style:name="表1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0" style:family="table">
      <style:table-properties style:width="17cm" table:align="margins" style:writing-mode="lr-tb"/>
    </style:style>
    <style:style style:name="表160.A" style:family="table-column">
      <style:table-column-properties style:column-width="17cm" style:rel-column-width="65535*"/>
    </style:style>
    <style:style style:name="表160.A1" style:family="table-cell">
      <style:table-cell-properties fo:padding="0.097cm" fo:border="0.002cm solid #000000"/>
    </style:style>
    <style:style style:name="表1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1" style:family="table">
      <style:table-properties style:width="17cm" table:align="margins" style:writing-mode="lr-tb"/>
    </style:style>
    <style:style style:name="表161.A" style:family="table-column">
      <style:table-column-properties style:column-width="17cm" style:rel-column-width="65535*"/>
    </style:style>
    <style:style style:name="表161.A1" style:family="table-cell">
      <style:table-cell-properties fo:padding="0.097cm" fo:border="0.002cm solid #000000"/>
    </style:style>
    <style:style style:name="表1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2" style:family="table">
      <style:table-properties style:width="17cm" table:align="margins" style:writing-mode="lr-tb"/>
    </style:style>
    <style:style style:name="表162.A" style:family="table-column">
      <style:table-column-properties style:column-width="17cm" style:rel-column-width="65535*"/>
    </style:style>
    <style:style style:name="表162.A1" style:family="table-cell">
      <style:table-cell-properties fo:padding="0.097cm" fo:border="0.002cm solid #000000"/>
    </style:style>
    <style:style style:name="表1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text-properties fo:font-size="15pt" style:font-size-asian="15pt" style:font-size-complex="15pt"/>
    </style:style>
    <style:style style:name="P21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9" style:family="text">
      <style:text-properties fo:color="#000000" fo:font-size="18pt"/>
    </style:style>
    <style:style style:name="T10" style:family="text">
      <style:text-properties fo:color="#000000" fo:font-size="18pt" fo:background-color="#cfe2f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/>
    </style:style>
    <style:style style:name="T15" style:family="text">
      <style:text-properties style:language-asian="ja" style:country-asian="JP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9">[next] </text:span><text:span text:style-name="T10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7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8">וְאָשִׁיבָה יָדִי עָלַיִ</text:span><office:annotation office:name="__Annotation__126_1433602639"><dc:creator>iwabuchi ken</dc:creator><dc:date>2019-08-13T09:16:10.89</dc:date><text:p text:style-name="P34"><text:span text:style-name="T16">'x' consonant</text:span></text:p></office:annotation><text:span text:style-name="T8">**</text:span><office:annotation-end office:name="__Annotation__126_1433602639"/><text:span text:style-name="T8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8">Ka:l-b'diyla:yix : All of your alloys / I will turn off / Siyga:yix : Your refuse / Kabor : in purity / w'Etsrof : fuse / Upon thee / My hand / I will turn</text:p>
          </table:table-cell>
        </table:table-row>
      </table:table>
      <text:p text:style-name="P12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6">בְּדִילָיִ</text:span><text:span text:style-name="T4"> </text:span></text:p>
      <text:p text:style-name="P10"/>
      <text:p text:style-name="P16"><text:span text:style-name="T4">[next] </text:span><text:span text:style-name="T5">1:26</text:span><text:span text:style-name="T7"> </text:span></text:p>
      <text:p text:style-name="P19"/>
      <text:p text:style-name="P10">[/  20190813_092250]</text:p>
      <text:p text:style-name="P13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6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1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8">As if at the beginning / yo<text:span text:style-name="T11">A`</text:span><text:span text:style-name="T13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8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8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6"><text:span text:style-name="T4">[next] </text:span><text:span text:style-name="T5">1:27</text:span><text:span text:style-name="T7"> “</text:span><text:span text:style-name="T4">XXX”</text:span></text:p>
      <text:p text:style-name="Text_20_body"/>
      <text:p text:style-name="P10">[/  20190814_141341]</text:p>
      <text:p text:style-name="P13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6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8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8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8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8"><text:span text:style-name="T13">consumed / </text:span><text:span text:style-name="T11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1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8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8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8">select / which / From the garden / Be ashamed</text:p>
          </table:table-cell>
        </table:table-row>
      </table:table>
      <text:p text:style-name="P3"/>
      <text:p text:style-name="P10"/>
      <text:p text:style-name="P16"><text:span text:style-name="T4">[next] </text:span><text:span text:style-name="T5">1:30</text:span><text:span text:style-name="T7"> “כִּי</text:span><text:span text:style-name="T4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6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2">כִּי תִהְיוּ כְּאֵלָה נֹבֶלֶת <text:span text:style-name="T14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8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2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8"><text:s/>l'niytso:ts : In spark / u'foa`lo: : work of it / li'n'oreth : In tow / he'cha:son : the strong / become</text:p>
            <text:p text:style-name="P18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2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8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2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8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8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2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8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2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8">ka:l-hago:yim : all foreign nation / E:la:yw : unto it / sparkle / Mig'va:<text:span text:style-name="T11">O</text:span>:th : From hillock / W'lisa: : lift</text:p>
          </table:table-cell>
        </table:table-row>
      </table:table>
      <text:p text:style-name="P10"/>
      <text:p text:style-name="P16"><text:span text:style-name="T4">[next] </text:span><text:span text:style-name="T5">2:3</text:span><text:span text:style-name="T7"> “</text:span><text:span text:style-name="T4">”</text:span></text:p>
      <text:p text:style-name="Text_20_body"/>
      <text:p text:style-name="P10">[/  20190818_075608]</text:p>
      <text:p text:style-name="P13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6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2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8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2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8">mi'd'ra:xa:yw : from his road / w'yore:nu: : teach us / ya<text:span text:style-name="T11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2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8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2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8">from jerusalem / * / u:'d'va:r : and word / tho:ra: : statute</text:p>
          </table:table-cell>
        </table:table-row>
      </table:table>
      <text:p text:style-name="P3"/>
      <text:p text:style-name="P16"><text:span text:style-name="T4">[next] </text:span><text:span text:style-name="T5">2:4</text:span><text:span text:style-name="T7"> “</text:span><text:span text:style-name="T4">XXX”</text:span></text:p>
      <text:p text:style-name="Text_20_body"/>
      <text:p text:style-name="P10">[/  20190826_110856]</text:p>
      <text:p text:style-name="P13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6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2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8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2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8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2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8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2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8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2">עוֹד מִלְחָמָה פ</text:p>
          </table:table-cell>
        </table:table-row>
        <table:table-row>
          <table:table-cell table:style-name="表25.A2" office:value-type="string">
            <text:p text:style-name="P18">battle / <text:span text:style-name="T11">O</text:span>:d : again</text:p>
          </table:table-cell>
        </table:table-row>
      </table:table>
      <text:p text:style-name="P10"/>
      <text:p text:style-name="P16"><text:span text:style-name="T4">[next] 2</text:span><text:span text:style-name="T5">:5</text:span><text:span text:style-name="T7"> “</text:span><text:span text:style-name="T4">XXX”</text:span></text:p>
      <text:p text:style-name="Text_20_body"/>
      <text:p text:style-name="P10">[/  20190827_153408]</text:p>
      <text:p text:style-name="P13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6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2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8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2">כִּי נָטַשְׁתָּה עַמְּ</text:p>
          </table:table-cell>
        </table:table-row>
        <table:table-row>
          <table:table-cell table:style-name="表29.A2" office:value-type="string">
            <text:p text:style-name="P18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2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8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2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8">yas'piyqu: : clap / na:x'riym : strangers / u'v'yalde:y : and with offspring</text:p>
          </table:table-cell>
        </table:table-row>
      </table:table>
      <text:p text:style-name="P10"/>
      <text:p text:style-name="P16"><text:span text:style-name="T4">[next] </text:span><text:span text:style-name="T5">2:7</text:span><text:span text:style-name="T7"> “</text:span><text:span text:style-name="T4">XXX”</text:span></text:p>
      <text:p text:style-name="Text_20_body"/>
      <text:p text:style-name="P10">[/  20190829_092619]</text:p>
      <text:p text:style-name="P13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6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2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8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2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8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2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8">l'mar'k'votha:yw : their chariots / qe:tse: : extremity / w'E:yn : not exist / horses</text:p>
          </table:table-cell>
        </table:table-row>
      </table:table>
      <text:p text:style-name="P20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2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8">ya:da:yw : their hands / l'ma<text:span text:style-name="T11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8">E`ts'b'<text:span text:style-name="T11">O</text:span>tha:yw : their fingers / do,make / in that / yish'tacha`wu: : worship</text:p>
          </table:table-cell>
        </table:table-row>
      </table:table>
      <text:p text:style-name="P10"/>
      <text:p text:style-name="P16"><text:span text:style-name="T4">[next] </text:span><text:span text:style-name="T5">2:9</text:span><text:span text:style-name="T7"> “</text:span><text:span text:style-name="T4">XXX”</text:span></text:p>
      <text:p text:style-name="Text_20_body"/>
      <text:p text:style-name="P10">[/  20190830_144200]</text:p>
      <text:p text:style-name="P13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2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8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2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8"><text:s/>/ mi'p'ne:y~from the face / be<text:span text:style-name="T11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2">פַּחַד יְהוָה וּמֵהֲדַר גְּאֹנוֹ</text:p>
          </table:table-cell>
        </table:table-row>
        <table:table-row>
          <table:table-cell table:style-name="表39.A2" office:value-type="string">
            <text:p text:style-name="P18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2">aaa</text:p>
          </table:table-cell>
        </table:table-row>
        <table:table-row>
          <table:table-cell table:style-name="表40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2:11</text:span><text:span text:style-name="T7"> “עֵינֵי</text:span><text:span text:style-name="T4">”</text:span></text:p>
      <text:p text:style-name="Text_20_body"/>
      <text:p text:style-name="P15">[/  XXX]</text:p>
      <text:p text:style-name="P13"/>
      <text:p text:style-name="P8"/>
      <text:p text:style-name="P9">------------------------------------------------------------</text:p>
      <text:p text:style-name="P14">[20190906_001844]</text:p>
      <text:p text:style-name="Text_20_body"/>
      <text:p text:style-name="P16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2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8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2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8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2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8">and depress / all lifted / w'<text:span text:style-name="T11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2">aaa</text:p>
          </table:table-cell>
        </table:table-row>
        <table:table-row>
          <table:table-cell table:style-name="表44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2:13</text:span><text:span text:style-name="T7"> “וְעַל</text:span><text:span text:style-name="T4">”</text:span></text:p>
      <text:p text:style-name="Text_20_body"/>
      <text:p text:style-name="P15">[/  20190906_003236]</text:p>
      <text:p text:style-name="P13"/>
      <text:p text:style-name="P8"/>
      <text:p text:style-name="P9">------------------------------------------------------------</text:p>
      <text:p text:style-name="P14">[20190925_091447]</text:p>
      <text:p text:style-name="Text_20_body"/>
      <text:p text:style-name="P16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2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8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2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8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2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8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2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8">which / cha:za: ~ gaze / <text:span text:style-name="T11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2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8">shim'<text:span text:style-name="T11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2">אֶרֶץ וּמְלֹאָהּ וִיהִי אֲדֹנָי </text:p>
          </table:table-cell>
        </table:table-row>
        <table:table-row>
          <table:table-cell table:style-name="表49.A2" office:value-type="string">
            <text:p text:style-name="P18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2">יְהוִה בָּכֶם לְעֵד </text:p>
          </table:table-cell>
        </table:table-row>
        <table:table-row>
          <table:table-cell table:style-name="表49.A2" office:value-type="string">
            <text:p text:style-name="P18">y'hwi: ~ Yehovah / ba:xem ~ towards them / l'<text:span text:style-name="T11">E</text:span>:d ~ for witness </text:p>
          </table:table-cell>
        </table:table-row>
        <table:table-row>
          <table:table-cell table:style-name="表49.A2" office:value-type="string">
            <text:p text:style-name="P22">אֲדֹנָי מֵהֵיכַל קָדְשׁוֹ</text:p>
          </table:table-cell>
        </table:table-row>
        <table:table-row>
          <table:table-cell table:style-name="表49.A2" office:value-type="string">
            <text:p text:style-name="P18">a`dona:y / me:he:yxal ~ from temple / qa:d'sho: ~ his sacred place</text:p>
          </table:table-cell>
        </table:table-row>
      </table:table>
      <text:p text:style-name="P10"/>
      <text:p text:style-name="P10"/>
      <text:p text:style-name="P16"><text:span text:style-name="T4">[next] </text:span><text:span text:style-name="T5">1:3</text:span><text:span text:style-name="T7"> “</text:span><text:span text:style-name="T4">XXX”</text:span></text:p>
      <text:p text:style-name="Text_20_body"/>
      <text:p text:style-name="P15">[/  20190925_093935]</text:p>
      <text:p text:style-name="P13"/>
      <text:p text:style-name="P8"/>
      <text:p text:style-name="P9">------------------------------------------------------------</text:p>
      <text:p text:style-name="P14">[20190929_072543]</text:p>
      <text:p text:style-name="Text_20_body"/>
      <text:p text:style-name="P16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2"><text:s/>וְדָרַ כִּי־הִנֵּה יְהוָה יֹצֵא מִמְּקוֹמוֹ וְיָרַד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for behold / yahwe / yotse: ~ go out / mi'm'qo:mo: ~ from its spot / w'ya:rad ~ <text:soft-page-break/>and descend</text:p>
          </table:table-cell>
        </table:table-row>
        <table:table-row>
          <table:table-cell table:style-name="表4.A2" office:value-type="string">
            <text:p text:style-name="P22">וְדָרַדָּרַךְ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2">וְנָמַסּוּ הֶהָרִים תַּחְתָּיו </text:p>
          </table:table-cell>
        </table:table-row>
        <table:table-row>
          <table:table-cell table:style-name="表4.A2" office:value-type="string">
            <text:p text:style-name="P18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2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18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2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18">mip'ne:y ~ from face / ha:E:sh ~ fire / k'mayim ~ when waters / muga:riym ~ flow / b'mo:ra:d ~ on dec<text:span text:style-name="T15">ent</text:span></text:p>
          </table:table-cell>
        </table:table-row>
      </table:table>
      <text:p text:style-name="P10"/>
      <text:p text:style-name="P16"><text:span text:style-name="T4">[next] </text:span><text:span text:style-name="T5">1:4</text:span><text:span text:style-name="T7"> “</text:span><text:span text:style-name="T4">XXX”</text:span></text:p>
      <text:p text:style-name="Text_20_body"/>
      <text:p text:style-name="P15">[/  20190929_074130]</text:p>
      <text:p text:style-name="P13"/>
      <text:p text:style-name="P8"/>
      <text:p text:style-name="P9">------------------------------------------------------------</text:p>
      <text:p text:style-name="P14">[20190930_095941]</text:p>
      <text:p text:style-name="Text_20_body"/>
      <text:p text:style-name="P16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2">וְנָמַסּוּ הֶהָרִים תַּחְתָּיו וְהָעֲמָקִים </text:p>
          </table:table-cell>
        </table:table-row>
        <table:table-row>
          <table:table-cell table:style-name="表26.A2" office:value-type="string">
            <text:p text:style-name="P18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2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18">yith'baqa:U: ~ break / kado:nag ~ as if wax / mi'p'ne:y ~ from face / ha:E:sh ~ <text:soft-page-break/>fire</text:p>
          </table:table-cell>
        </table:table-row>
        <table:table-row>
          <table:table-cell table:style-name="表26.A2" office:value-type="string">
            <text:p text:style-name="P22">כְּמַיִם מֻגָּרִים בְּמוֹרָד</text:p>
          </table:table-cell>
        </table:table-row>
        <table:table-row>
          <table:table-cell table:style-name="表26.A2" office:value-type="string">
            <text:p text:style-name="P18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2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18">b'fesha<office:annotation office:name="__Annotation__1042_1017729253"><dc:creator>iwabuchi ken</dc:creator><dc:date>2019-09-30T10:10:29.32</dc:date><text:p text:style-name="P35"><text:span text:style-name="T16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2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18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2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18">shom'ro:n / u'miy ~ and who? / ba:mo:th ~ elevation / y'hu:da: / ha`lo: ~ not / y'ru:sha:la:im</text:p>
          </table:table-cell>
        </table:table-row>
      </table:table>
      <text:p text:style-name="P10"/>
      <text:p text:style-name="P16"><text:span text:style-name="T4">[next] </text:span><text:span text:style-name="T5">1:6</text:span><text:span text:style-name="T7"> “</text:span><text:span text:style-name="T4">XXX”</text:span></text:p>
      <text:p text:style-name="Text_20_body"/>
      <text:p text:style-name="P15">[/  20190930_102046]</text:p>
      <text:p text:style-name="Text_20_body"/>
      <text:p text:style-name="P8"/>
      <text:p text:style-name="P9">------------------------------------------------------------</text:p>
      <text:p text:style-name="P14">[20191003_091831]</text:p>
      <text:p text:style-name="Text_20_body"/>
      <text:p text:style-name="P16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2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18">w'sam'tiy ~ and I will put / shom'ro:n / l'<text:span text:style-name="T11">I</text:span>y ~ to ruin / hasa:de: ~ field / garden ~ l'mat^a:<text:span text:style-name="T11">E</text:span>:y / vineyard ~ xa:rem</text:p>
          </table:table-cell>
        </table:table-row>
        <table:table-row>
          <table:table-cell table:style-name="表27.A2" office:value-type="string">
            <text:p text:style-name="P22">וְהִגַּרְתִּי לַגַּי אֲבָנֶיהָ </text:p>
          </table:table-cell>
        </table:table-row>
        <table:table-row>
          <table:table-cell table:style-name="表27.A2" office:value-type="string">
            <text:p text:style-name="P18">w'higartiy ~ I will pour / into gorge ~ lagay / stones thereof ~ a`va:neyha: / </text:p>
          </table:table-cell>
        </table:table-row>
        <text:soft-page-break/>
        <table:table-row>
          <table:table-cell table:style-name="表27.A2" office:value-type="string">
            <text:p text:style-name="P22">וִיסֹדֶיהָ אֲגַלֶּה</text:p>
          </table:table-cell>
        </table:table-row>
        <table:table-row>
          <table:table-cell table:style-name="表27.A2" office:value-type="string">
            <text:p text:style-name="P18">wi'ysodeyha: ~ and foundation thereof / reveal ~ a`gale:</text:p>
          </table:table-cell>
        </table:table-row>
        <table:table-row>
          <table:table-cell table:style-name="表27.A2" office:value-type="string">
            <text:p text:style-name="P22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18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2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18">yisa:r'fu: ~ be on fire / va:E:sh ~ on fire / w'xa:l-<text:span text:style-name="T11">A</text:span>`tsabeyha: ~ and all images thereof</text:p>
          </table:table-cell>
        </table:table-row>
        <table:table-row>
          <table:table-cell table:style-name="表27.A2" office:value-type="string">
            <text:p text:style-name="P23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18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3">וְעַד־אֶתְנַן זוֹנָה יָשׁוּבוּ</text:p>
          </table:table-cell>
        </table:table-row>
        <table:table-row>
          <table:table-cell table:style-name="表27.A2" office:value-type="string">
            <text:p text:style-name="P18">w'Ad-Ethnan ~ and while gift / commit idolatry / ya:shu:vu: ~ return</text:p>
          </table:table-cell>
        </table:table-row>
      </table:table>
      <text:p text:style-name="P10"/>
      <text:p text:style-name="P16"><text:span text:style-name="T4">[next] </text:span><text:span text:style-name="T5">1:8</text:span><text:span text:style-name="T7"> “</text:span><text:span text:style-name="T4">XXX”</text:span></text:p>
      <text:p text:style-name="Text_20_body"/>
      <text:p text:style-name="P15">[/  20191003_094638]</text:p>
      <text:p text:style-name="Text_20_body"/>
      <text:p text:style-name="P8"/>
      <text:p text:style-name="P9">------------------------------------------------------------</text:p>
      <text:p text:style-name="P14">[20191006_065314]</text:p>
      <text:p text:style-name="Text_20_body"/>
      <text:p text:style-name="P16"><text:span text:style-name="T1">1. XXX </text:span><text:span text:style-name="T2">1:8</text:span></text:p>
      <text:p text:style-name="P11">1. </text:p>
      <table:table table:name="表56" table:style-name="表56">
        <table:table-column table:style-name="表56.A"/>
        <table:table-row>
          <table:table-cell table:style-name="表56.A1" office:value-type="string">
            <text:p text:style-name="P22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18">Al-tsoth ~ above this / Es'p'da: ~ wail / w'E:yliyla: ~ and howl / E:yl'xa: ~ walk </text:p>
          </table:table-cell>
        </table:table-row>
      </table:table>
      <text:p text:style-name="P11">2. </text:p>
      <table:table table:name="表57" table:style-name="表57">
        <table:table-column table:style-name="表57.A"/>
        <text:soft-page-break/>
        <table:table-row>
          <table:table-cell table:style-name="表57.A1" office:value-type="string">
            <text:p text:style-name="P22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18">shiylal ~ nude / w'<text:span text:style-name="T11">A</text:span>:ro:m ~ naked / E<text:span text:style-name="T11">E</text:span>`se ~ make / mis'pe:d ~ lamentation</text:p>
          </table:table-cell>
        </table:table-row>
      </table:table>
      <text:p text:style-name="P11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2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18">ka'taniym ~ as if sea serpent / w'E:vel ~ lam<text:span text:style-name="T15">entation / ki'vno:th ~ daughter / yaa`na: ~ owl</text:span></text:p>
          </table:table-cell>
        </table:table-row>
      </table:table>
      <text:p text:style-name="P11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2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18">kiy / a`nu:sha: ~ frail / mako:theyha: ~ her wound / kiy-va:A: ~ for it is come / <text:span text:style-name="T11">A</text:span>d-y'hu:da: ~ as far as jehudah</text:p>
          </table:table-cell>
        </table:table-row>
      </table:table>
      <text:p text:style-name="P11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2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18">na:ga<text:span text:style-name="T11">A0</text:span><text:span text:style-name="T13"> ~ arrive / </text:span><text:span text:style-name="T11">A</text:span><text:span text:style-name="T13">d-shaAr ~ as far as gate / </text:span><text:span text:style-name="T11">A</text:span><text:span text:style-name="T13">miy ~ my people / </text:span><text:span text:style-name="T11">A</text:span><text:span text:style-name="T13">d-y'ru:sha:la:im</text:span></text:p>
          </table:table-cell>
        </table:table-row>
      </table:table>
      <text:p text:style-name="P11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2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18">b'Gath ~ at Gath / Al-tagiydu: ~ manifest / ba:xo: ~ moan / Al-tiv'ku: ~ not weep</text:p>
          </table:table-cell>
        </table:table-row>
      </table:table>
      <text:p text:style-name="P11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2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18">b've:yth l'<text:span text:style-name="T11">A</text:span>f'ra: ~ in Beth-le-Aphrah / <text:span text:style-name="T11">A</text:span>:fa:r ~ dust / hith'pala:sh'tiy ~ you roll / </text:p>
          </table:table-cell>
        </table:table-row>
      </table:table>
      <text:p text:style-name="P10"/>
      <text:p text:style-name="P16"><text:span text:style-name="T4">[next] </text:span><text:span text:style-name="T5">1:11</text:span><text:span text:style-name="T7"> “</text:span><text:span text:style-name="T4">XXX”</text:span></text:p>
      <text:p text:style-name="Text_20_body"/>
      <text:p text:style-name="P15">[/  20191006_085733]</text:p>
      <text:p text:style-name="Text_20_body"/>
      <text:p text:style-name="P8"/>
      <text:p text:style-name="P9">------------------------------------------------------------</text:p>
      <text:p text:style-name="P14"><text:soft-page-break/>[20191009_155848]</text:p>
      <text:p text:style-name="Text_20_body"/>
      <text:p text:style-name="P16"><text:span text:style-name="T1">1. XXX </text:span><text:span text:style-name="T2">1:11</text:span></text:p>
      <text:p text:style-name="P11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2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18"><text:span text:style-name="T11">I</text:span>v'riy ~ tra / la:'xem ~ in it / yo:sheveth ~ dwell / sha:fiyr ~ Shaphir / <text:span text:style-name="T11">E</text:span>r'ya:-vosheth ~ nudity-shame</text:p>
          </table:table-cell>
        </table:table-row>
      </table:table>
      <text:p text:style-name="P11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2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18">lo: ~ not<text:span text:style-name="T15"> / ya:ts'A: ~ go out / yo:sheveth ~ dwell / tsaA`na:n ~ Zaanan / mis'pad ~ lament</text:span></text:p>
          </table:table-cell>
        </table:table-row>
      </table:table>
      <text:p text:style-name="P11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2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18">be:yth ha:E:tsel ~ Beth-ha-Etsel / yiqach ~ take / mi'kem ~ from it / <text:span text:style-name="T11">E</text:span>m'da:tho: ~ </text:p>
          </table:table-cell>
        </table:table-row>
      </table:table>
      <text:p text:style-name="P11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2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18">kiy-cha:la: ~ for – be worn / l't^o:v ~ for good / yo:sheveth ~ dwell / ma:ro:th ~ Mar<text:span text:style-name="T15">oth</text:span></text:p>
          </table:table-cell>
        </table:table-row>
      </table:table>
      <text:p text:style-name="P11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2">כִּי־יָרַד רָע מֵאֵת יְהוָה </text:p>
          </table:table-cell>
        </table:table-row>
        <table:table-row>
          <table:table-cell table:style-name="表67.A2" office:value-type="string">
            <text:p text:style-name="P18">kiy-ya:rad ~ for – descend / bad,evil ~ ra:<text:span text:style-name="T11">A</text:span>0 / me:E:th ~ from self / y'hwa: / </text:p>
          </table:table-cell>
        </table:table-row>
      </table:table>
      <text:p text:style-name="P11">6. </text:p>
      <table:table table:name="表68" table:style-name="表68">
        <table:table-column table:style-name="表68.A"/>
        <table:table-row>
          <table:table-cell table:style-name="表68.A1" office:value-type="string">
            <text:p text:style-name="P22">לְשַׁעַר יְרוּשָׁלִָם</text:p>
          </table:table-cell>
        </table:table-row>
        <table:table-row>
          <table:table-cell table:style-name="表68.A2" office:value-type="string">
            <text:p text:style-name="P18">l'sha<text:span text:style-name="T11">A</text:span>r ~ gate / y'ru:sha:la:im</text:p>
          </table:table-cell>
        </table:table-row>
      </table:table>
      <text:p text:style-name="P11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2">aaa</text:p>
          </table:table-cell>
        </table:table-row>
        <text:soft-page-break/>
        <table:table-row>
          <table:table-cell table:style-name="表69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1:13</text:span><text:span text:style-name="T7"> “</text:span><text:span text:style-name="T4">XXX”</text:span></text:p>
      <text:p text:style-name="Text_20_body"/>
      <text:p text:style-name="P15">[/  20191009_161857]</text:p>
      <text:p text:style-name="Text_20_body"/>
      <text:p text:style-name="P8"/>
      <text:p text:style-name="P9">------------------------------------------------------------</text:p>
      <text:p text:style-name="P14">[20191011_172434]</text:p>
      <text:p text:style-name="Text_20_body"/>
      <text:p text:style-name="P16"><text:span text:style-name="T1">1. XXX </text:span><text:span text:style-name="T2">1:13</text:span></text:p>
      <text:p text:style-name="P11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2">רְתֹם הַמֶּרְכָּבָה לָרֶכֶשׁ </text:p>
          </table:table-cell>
        </table:table-row>
        <table:table-row>
          <table:table-cell table:style-name="表70.A2" office:value-type="string">
            <text:p text:style-name="P18">r'tho:m ~ yoke up / ha'mer'ka:va: ~ chariot / la:'rexesh ~ to a relay of animals</text:p>
          </table:table-cell>
        </table:table-row>
      </table:table>
      <text:p text:style-name="P11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2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18">yo:sheveth ~ dwell / la:xiysh ~ Lakish / re:shiyth ~ first / chat^a:th ~ offender</text:p>
          </table:table-cell>
        </table:table-row>
      </table:table>
      <text:p text:style-name="P11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2"><text:s/>* הִיא לְבַת־צִיּוֹן </text:p>
          </table:table-cell>
        </table:table-row>
        <table:table-row>
          <table:table-cell table:style-name="表72.A2" office:value-type="string">
            <text:p text:style-name="P18">hiy ~ he(she) / l'va:th-tsiyo:n ~ to dauther of Zion</text:p>
          </table:table-cell>
        </table:table-row>
      </table:table>
      <text:p text:style-name="P11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2">נִמְצְאוּ פִּשְׁעֵי יִשְׂרָאֵל </text:p>
          </table:table-cell>
        </table:table-row>
        <table:table-row>
          <table:table-cell table:style-name="表73.A2" office:value-type="string">
            <text:p text:style-name="P18">exist,find ~ nim'ts'u: / revolt ~ pish'<text:span text:style-name="T11">E</text:span>:y / </text:p>
          </table:table-cell>
        </table:table-row>
      </table:table>
      <text:p text:style-name="P11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2">לָכֵן תִּתְּנִי שִׁלּוּחִים עַל </text:p>
          </table:table-cell>
        </table:table-row>
        <table:table-row>
          <table:table-cell table:style-name="表74.A2" office:value-type="string">
            <text:p text:style-name="P18">la:'xe:n ~ for rightness / tit'niy ~ give / divorce ~ shilu:chiym / <text:span text:style-name="T11">A</text:span>l ~ above,upon</text:p>
          </table:table-cell>
        </table:table-row>
      </table:table>
      <text:p text:style-name="P11">6. </text:p>
      <table:table table:name="表75" table:style-name="表75">
        <table:table-column table:style-name="表75.A"/>
        <text:soft-page-break/>
        <table:table-row>
          <table:table-cell table:style-name="表75.A1" office:value-type="string">
            <text:p text:style-name="P22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18">mo:resheth gath / ba:te:y ~ house / Ax'ziyb ~ Akzib / l'mal've:y ~ to king / yis'ra:E:l</text:p>
          </table:table-cell>
        </table:table-row>
      </table:table>
      <text:p text:style-name="P11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2">aaa</text:p>
          </table:table-cell>
        </table:table-row>
        <table:table-row>
          <table:table-cell table:style-name="表76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1:15</text:span><text:span text:style-name="T7"> “</text:span><text:span text:style-name="T4">XXX”</text:span></text:p>
      <text:p text:style-name="Text_20_body"/>
      <text:p text:style-name="P15">[/  20191011_174231]</text:p>
      <text:p text:style-name="Text_20_body"/>
      <text:p text:style-name="P8"/>
      <text:p text:style-name="P9">------------------------------------------------------------</text:p>
      <text:p text:style-name="P14">[20191012_192936]</text:p>
      <text:p text:style-name="Text_20_body"/>
      <text:p text:style-name="P16"><text:span text:style-name="T1">1. XXX </text:span><text:span text:style-name="T2">1:15</text:span></text:p>
      <text:p text:style-name="P11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2"><text:s/>*עֹד הַיֹּרֵשׁ אָבִי לָ</text:p>
          </table:table-cell>
        </table:table-row>
        <table:table-row>
          <table:table-cell table:style-name="表77.A2" office:value-type="string">
            <text:p text:style-name="P18"><text:span text:style-name="T11">O</text:span>d ~ again,more / ha'yore:sh ~ @ / A:viy ~ come,go / to thee ~ la:x / </text:p>
          </table:table-cell>
        </table:table-row>
      </table:table>
      <text:p text:style-name="P11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2">יוֹשֶׁבֶת מָרֵשָׁה עַד־עֲדֻלָּם </text:p>
          </table:table-cell>
        </table:table-row>
        <table:table-row>
          <table:table-cell table:style-name="表78.A2" office:value-type="string">
            <text:p text:style-name="P18">yo:sheveth ~ dwell / ma:re:sha: ~ Mar<text:span text:style-name="T15">esha / Ad-</text:span><text:span text:style-name="T12">A</text:span><text:span text:style-name="T15">`dula:m ~ as fa as Adulam</text:span></text:p>
          </table:table-cell>
        </table:table-row>
      </table:table>
      <text:p text:style-name="P11"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2">יָבוֹא כְּבוֹד יִשְׂרָאֵל</text:p>
          </table:table-cell>
        </table:table-row>
        <table:table-row>
          <table:table-cell table:style-name="表79.A2" office:value-type="string">
            <text:p text:style-name="P18">ya:vo: ~ come,go / splendor ~ k'vo: / yis'ra:e:l</text:p>
          </table:table-cell>
        </table:table-row>
      </table:table>
      <text:p text:style-name="P11">4. </text:p>
      <table:table table:name="表80" table:style-name="表80">
        <table:table-column table:style-name="表80.A"/>
        <text:soft-page-break/>
        <table:table-row>
          <table:table-cell table:style-name="表80.A1" office:value-type="string">
            <text:p text:style-name="P22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18">qa:r'chiy ~ depilate / sha<text:span text:style-name="T15">ve hair ~ wa:'goziy / </text:span></text:p>
          </table:table-cell>
        </table:table-row>
      </table:table>
      <text:p text:style-name="P11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2"/>
          </table:table-cell>
        </table:table-row>
        <table:table-row>
          <table:table-cell table:style-name="表81.A2" office:value-type="string">
            <text:p text:style-name="P18"/>
          </table:table-cell>
        </table:table-row>
      </table:table>
      <text:p text:style-name="P11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2">aaa</text:p>
          </table:table-cell>
        </table:table-row>
        <table:table-row>
          <table:table-cell table:style-name="表82.A2" office:value-type="string">
            <text:p text:style-name="P18"/>
          </table:table-cell>
        </table:table-row>
      </table:table>
      <text:p text:style-name="P11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2"><text:s/>*כַּנֶּשֶׁר כִּי גָלוּ מִמֵּ</text:p>
          </table:table-cell>
        </table:table-row>
        <table:table-row>
          <table:table-cell table:style-name="表83.A2" office:value-type="string">
            <text:p text:style-name="P18"/>
          </table:table-cell>
        </table:table-row>
      </table:table>
      <text:p text:style-name="P10"/>
      <text:p text:style-name="P10">[next] continue</text:p>
      <text:p text:style-name="Text_20_body"/>
      <text:p text:style-name="P15">[/  20191012_194558]</text:p>
      <text:p text:style-name="Text_20_body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1:16</text:span></text:p>
      <text:p text:style-name="P11">1. </text:p>
      <table:table table:name="表84" table:style-name="表84">
        <table:table-column table:style-name="表84.A"/>
        <table:table-row>
          <table:table-cell table:style-name="表84.A1" office:value-type="string">
            <text:p text:style-name="P22">*עַל־בְּנֵי תַּעֲנוּגָיִ</text:p>
          </table:table-cell>
        </table:table-row>
        <table:table-row>
          <table:table-cell table:style-name="表84.A2" office:value-type="string">
            <text:p text:style-name="P18"><text:span text:style-name="T11">A</text:span>l-b'ne:y ~ above son / taA`nu:ga:yx ~ luxury / </text:p>
          </table:table-cell>
        </table:table-row>
      </table:table>
      <text:p text:style-name="P11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2">*הַרְחִבִי קָרְחָתֵ</text:p>
          </table:table-cell>
        </table:table-row>
        <text:soft-page-break/>
        <table:table-row>
          <table:table-cell table:style-name="表85.A2" office:value-type="string">
            <text:p text:style-name="P18">har'chiviy ~ broaden / qa:r'cha:the:x ~ baldness / </text:p>
          </table:table-cell>
        </table:table-row>
      </table:table>
      <text:p text:style-name="P11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2">*כַּנֶּשֶׁר כִּי גָלוּ מִמֵּ</text:p>
          </table:table-cell>
        </table:table-row>
        <table:table-row>
          <table:table-cell table:style-name="表86.A2" office:value-type="string">
            <text:p text:style-name="P18">ka'nesher ~ like eagle / kiy ~ because / ga:lu: ~ exile / mime:x ~ from thee</text:p>
          </table:table-cell>
        </table:table-row>
      </table:table>
      <text:p text:style-name="P11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2">הוֹי חֹשְׁבֵי־אָוֶן וּפֹעֲלֵי </text:p>
          </table:table-cell>
        </table:table-row>
        <table:table-row>
          <table:table-cell table:style-name="表87.A2" office:value-type="string">
            <text:p text:style-name="P18">ho:y ~ oh! / fabricate ~ chosh've:y / A:wen ~ trouble,wickedness / practice ~ u:'fo<text:span text:style-name="T11">A</text:span>le:y</text:p>
          </table:table-cell>
        </table:table-row>
      </table:table>
      <text:p text:style-name="P11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2">רָע עַל־מִשְׁכְּבוֹתָם בְּאוֹר </text:p>
          </table:table-cell>
        </table:table-row>
        <table:table-row>
          <table:table-cell table:style-name="表88.A2" office:value-type="string">
            <text:p text:style-name="P18">ra:<text:span text:style-name="T11">A</text:span>0 ~ evil / <text:span text:style-name="T11">A</text:span>l-mish'k'vo:tha:m ~ above their beds / k'O:r ~ in illumination</text:p>
          </table:table-cell>
        </table:table-row>
      </table:table>
      <text:p text:style-name="P11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2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18">ha'boqer ~ dawn / ya<text:span text:style-name="T11">A</text:span>`su:'ha: ~ they do / kiy / yesh-l'E:l ~ is,are in strength / ya:da:'m ~ their hands</text:p>
          </table:table-cell>
        </table:table-row>
      </table:table>
      <text:p text:style-name="P11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2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18">w'cha:m'du ~ to delight in / sa:do:th ~ field / w'ga:za:lu: ~ rob,strip / u:va:tiym ~ house</text:p>
          </table:table-cell>
        </table:table-row>
      </table:table>
      <text:p text:style-name="P11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2">וְנָשָׂאוּ וְעָשְׁקוּ גֶּבֶר </text:p>
          </table:table-cell>
        </table:table-row>
        <table:table-row>
          <table:table-cell table:style-name="表91.A2" office:value-type="string">
            <text:p text:style-name="P18">w'na:sa:U: ~ to lift / w'<text:span text:style-name="T11">A</text:span>:sh'qu: ~ press upon,violate / warrior,person ~ gever</text:p>
          </table:table-cell>
        </table:table-row>
      </table:table>
      <text:p text:style-name="P11"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2">וּבֵיתוֹ וְאִישׁ וְנַחֲלָתוֹ פ</text:p>
          </table:table-cell>
        </table:table-row>
        <table:table-row>
          <table:table-cell table:style-name="表92.A2" office:value-type="string">
            <text:p text:style-name="P18">u:'ve:ytho: ~ his house / w'Yiysh ~ a man / w'nacha`la:tho ~ inherited estate</text:p>
          </table:table-cell>
        </table:table-row>
      </table:table>
      <text:p text:style-name="P11">1. </text:p>
      <table:table table:name="表93" table:style-name="表93">
        <table:table-column table:style-name="表93.A"/>
        <text:soft-page-break/>
        <table:table-row>
          <table:table-cell table:style-name="表93.A1" office:value-type="string">
            <text:p text:style-name="P22">aaa</text:p>
          </table:table-cell>
        </table:table-row>
        <table:table-row>
          <table:table-cell table:style-name="表93.A2" office:value-type="string">
            <text:p text:style-name="P18"/>
          </table:table-cell>
        </table:table-row>
      </table:table>
      <text:p text:style-name="P11"/>
      <text:p text:style-name="P16"><text:span text:style-name="T4">[next] </text:span><text:span text:style-name="T5">2:3</text:span><text:span text:style-name="T7"> “</text:span><text:span text:style-name="T4">XXX”</text:span></text:p>
      <text:p text:style-name="Text_20_body"/>
      <text:p text:style-name="P15">[/  20191013_181122]</text:p>
      <text:p text:style-name="Text_20_body"/>
      <text:p text:style-name="P8"/>
      <text:p text:style-name="P9">------------------------------------------------------------</text:p>
      <text:p text:style-name="P14">[20191014_164320]</text:p>
      <text:p text:style-name="Text_20_body"/>
      <text:p text:style-name="P16"><text:span text:style-name="T1">1. XXX </text:span><text:span text:style-name="T2">2:3</text:span></text:p>
      <text:p text:style-name="P11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2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18">la:xe:n ~ in (so,just) / ko: ~ thu<text:span text:style-name="T15">s / A:mar ~ sayth / y'hwa: / hin'niy ~ lo! you / fabricate ~ choshe:v</text:span></text:p>
          </table:table-cell>
        </table:table-row>
      </table:table>
      <text:p text:style-name="P11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2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18"><text:span text:style-name="T11">A</text:span>l-ha'mish'pa:cha: ~ upon,against tribe,family / ha'zo:th ~ the this / ra:<text:span text:style-name="T11">A</text:span>: ~ bad,evil</text:p>
          </table:table-cell>
        </table:table-row>
      </table:table>
      <text:p text:style-name="P11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2">אֲשֶׁר לֹא־תָמִישׁוּ מִשָּׁם </text:p>
          </table:table-cell>
        </table:table-row>
        <table:table-row>
          <table:table-cell table:style-name="表96.A2" office:value-type="string">
            <text:p text:style-name="P18">Asher ~ who,which / lo-tha:miyshu: ~ withdraw / from there ~ mi'sha:m</text:p>
          </table:table-cell>
        </table:table-row>
      </table:table>
      <text:p text:style-name="P11"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2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18"><text:s/>your necks ~ tsau:rothe:y'xem / w'lo: and not<text:span text:style-name="T15"> / to walk ~ the:l'xu / proudly ~ ro:ma:</text:span></text:p>
          </table:table-cell>
        </table:table-row>
      </table:table>
      <text:p text:style-name="P11">5. </text:p>
      <table:table table:name="表98" table:style-name="表98">
        <table:table-column table:style-name="表98.A"/>
        <text:soft-page-break/>
        <table:table-row>
          <table:table-cell table:style-name="表98.A1" office:value-type="string">
            <text:p text:style-name="P22">כִּי עֵת רָעָה הִיא</text:p>
          </table:table-cell>
        </table:table-row>
        <table:table-row>
          <table:table-cell table:style-name="表98.A2" office:value-type="string">
            <text:p text:style-name="P18">kiy / now ~ <text:span text:style-name="T11">E</text:span>:th / ra:<text:span text:style-name="T11">A</text:span>: ~ bad,evil / he,this,that ~ hiy</text:p>
          </table:table-cell>
        </table:table-row>
      </table:table>
      <text:p text:style-name="P11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2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18">in,towards a day ~ ba'yo:m / the he,she,it ~ ha'hu: / to lift ~ yisa: / against them ~ <text:span text:style-name="T11">A</text:span>`le:y'xem / simile ~ ma:sha:l</text:p>
          </table:table-cell>
        </table:table-row>
      </table:table>
      <text:p text:style-name="P11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2">וְנָהָה נְהִי נִהְיָה אָמַר </text:p>
          </table:table-cell>
        </table:table-row>
        <table:table-row>
          <table:table-cell table:style-name="表100.A2" office:value-type="string">
            <text:p text:style-name="P18">w'na:ha: ~ to groan / an elegy ~ n'hiy / become,come to pass ~ nih'ya: / to say ~ <text:span text:style-name="T11">A</text:span>:mar</text:p>
          </table:table-cell>
        </table:table-row>
      </table:table>
      <text:p text:style-name="P11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2">שָׁדוֹד נְשַׁדֻּנוּ חֵלֶק עַמִּי</text:p>
            <text:p text:style-name="P22"><text:s/></text:p>
          </table:table-cell>
        </table:table-row>
        <table:table-row>
          <table:table-cell table:style-name="表101.A2" office:value-type="string">
            <text:p text:style-name="P18">powerful, to ravage ~ sha:do:d / * / smoothness ~ che:leq / <text:span text:style-name="T11">A</text:span>miy ~ my people</text:p>
          </table:table-cell>
        </table:table-row>
      </table:table>
      <text:p text:style-name="P11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2"><text:s/>יָמִיר</text:p>
            <text:p text:style-name="P22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18">ya:miyr ~ to alt<text:span text:style-name="T15">er, to dispose of / E:yx ~ how ? / to withdraw ~ ya:miysh / li'y ~ in,towards,for me</text:span></text:p>
          </table:table-cell>
        </table:table-row>
      </table:table>
      <text:p text:style-name="P11">1. </text:p>
      <table:table table:name="表103" table:style-name="表103">
        <table:table-column table:style-name="表103.A"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18">to apostate ~ l'sho:ve:v / out fields ~ sa:de:y'nu: / to sep<text:span text:style-name="T15">arate ~ y'chale:q</text:span></text:p>
          </table:table-cell>
        </table:table-row>
      </table:table>
      <text:p text:style-name="P11"/>
      <text:p text:style-name="P10"/>
      <text:p text:style-name="P10"/>
      <text:p text:style-name="P16"><text:soft-page-break/><text:span text:style-name="T4">[next] </text:span><text:span text:style-name="T5">2:5</text:span><text:span text:style-name="T7"> “</text:span><text:span text:style-name="T4">XXX”</text:span></text:p>
      <text:p text:style-name="Text_20_body"/>
      <text:p text:style-name="P15">[/  20191014_171406]</text:p>
      <text:p text:style-name="Text_20_body"/>
      <text:p text:style-name="P8"/>
      <text:p text:style-name="P9">------------------------------------------------------------</text:p>
      <text:p text:style-name="P14">[20191015_174334]</text:p>
      <text:p text:style-name="Text_20_body"/>
      <text:p text:style-name="P16"><text:span text:style-name="T1">1. XXX </text:span><text:span text:style-name="T2">2:5</text:span></text:p>
      <text:p text:style-name="P11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2">*לָכֵן לֹא־יִהְיֶה לְ</text:p>
            <text:p text:style-name="P22"/>
            <text:p text:style-name="P22"/>
          </table:table-cell>
        </table:table-row>
        <table:table-row>
          <table:table-cell table:style-name="表104.A2" office:value-type="string">
            <text:p text:style-name="P18">for rightly ~ la:xen / lo:-yih'ye: ~ not<text:span text:style-name="T15"> exist,come to pass / for thee ~ l'xa:</text:span></text:p>
          </table:table-cell>
        </table:table-row>
      </table:table>
      <text:p text:style-name="P11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2">*מַשְׁלִי</text:p>
            <text:p text:style-name="P22">חֶבֶל בְּגוֹרָל בִּקְהַל יְהוָה</text:p>
          </table:table-cell>
        </table:table-row>
        <table:table-row>
          <table:table-cell table:style-name="表105.A2" office:value-type="string">
            <text:p text:style-name="P18">to throw ~ mash'liyx / a rope ~ chevel / in,at a pebble ~ b'go:ra:l / in,at assemblage ~ biq'hal / y'hwa:</text:p>
          </table:table-cell>
        </table:table-row>
      </table:table>
      <text:p text:style-name="P11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2">אַל־תַּטִּפוּ יַטִּיפוּן </text:p>
          </table:table-cell>
        </table:table-row>
        <table:table-row>
          <table:table-cell table:style-name="表106.A2" office:value-type="string">
            <text:p text:style-name="P18">not<text:span text:style-name="T15"> ~ Al / speak by inspiration ~ tat^ifu: / <text:s/>speak by inspiration + SUFFIX ~ yat^ifu:'n</text:span></text:p>
          </table:table-cell>
        </table:table-row>
      </table:table>
      <text:p text:style-name="P11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2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18">lo:-yat^ifu: ~ <text:span text:style-name="T15">not <text:s/>speak by inspiration / la:'E:le: ~ in these / lo: ~ not / to retreat ~ yisag / disgrace ~ k'limo:th</text:span></text:p>
          </table:table-cell>
        </table:table-row>
      </table:table>
      <text:p text:style-name="P11"><text:soft-page-break/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2">הֶאָמוּר בֵּית־יַעֲקֹב הֲקָצַר </text:p>
          </table:table-cell>
        </table:table-row>
        <table:table-row>
          <table:table-cell table:style-name="表108.A2" office:value-type="string">
            <text:p text:style-name="P18">the ' to say ~ he'A:mur / be:yth-ya<text:span text:style-name="T11">A</text:span>`qo:v ~ house of jacob / who,what to harvest ~ ha`'qa:tsar</text:p>
          </table:table-cell>
        </table:table-row>
      </table:table>
      <text:p text:style-name="P11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2">רוּחַ יְהוָה אִם־אֵלֶּה מַעֲלָלָיו </text:p>
            <text:p text:style-name="P22"/>
          </table:table-cell>
        </table:table-row>
        <table:table-row>
          <table:table-cell table:style-name="表109.A2" office:value-type="string">
            <text:p text:style-name="P18">spirit ~ ru:ach / y'hwa: / Im-E:le: ~ whether? these / his acts ~ ma<text:span text:style-name="T11">A</text:span>`la:la:y'n</text:p>
          </table:table-cell>
        </table:table-row>
      </table:table>
      <text:p text:style-name="P11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2">הֲלוֹא דְבָרַי יֵיטִיבוּ </text:p>
            <text:p text:style-name="P22"/>
          </table:table-cell>
        </table:table-row>
        <table:table-row>
          <table:table-cell table:style-name="表110.A2" office:value-type="string">
            <text:p text:style-name="P18">ha`'lo: ~ what,who not<text:span text:style-name="T15"> / my words ~ d'wa:ra'y / make well ~ ye:yt^iyvu:</text:span></text:p>
          </table:table-cell>
        </table:table-row>
      </table:table>
      <text:p text:style-name="P11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2">עִם הַיָּשָׁר</text:p>
            <text:p text:style-name="P22">*הוֹלֵ</text:p>
          </table:table-cell>
        </table:table-row>
        <table:table-row>
          <table:table-cell table:style-name="表111.A2" office:value-type="string">
            <text:p text:style-name="P18"><text:span text:style-name="T11">I</text:span>m ~ with / ha'ya:sha:r ~ straight / to walk ~ ho:le:x</text:p>
          </table:table-cell>
        </table:table-row>
      </table:table>
      <text:p text:style-name="P11"/>
      <text:p text:style-name="P16"><text:span text:style-name="T4">[next] </text:span><text:span text:style-name="T5">2:8</text:span><text:span text:style-name="T7"> “</text:span><text:span text:style-name="T4">XXX”</text:span></text:p>
      <text:p text:style-name="Text_20_body"/>
      <text:p text:style-name="P15">[/  20191015_180849]</text:p>
      <text:p text:style-name="Text_20_body"/>
      <text:p text:style-name="P8"/>
      <text:p text:style-name="P9">------------------------------------------------------------</text:p>
      <text:p text:style-name="P14">[20191016_162709]</text:p>
      <text:p text:style-name="Text_20_body"/>
      <text:p text:style-name="P16"><text:span text:style-name="T1">1. XXX </text:span><text:span text:style-name="T2">2:8</text:span></text:p>
      <text:p text:style-name="P11">1. </text:p>
      <table:table table:name="表112" table:style-name="表112">
        <table:table-column table:style-name="表112.A"/>
        <text:soft-page-break/>
        <table:table-row>
          <table:table-cell table:style-name="表112.A1" office:value-type="string">
            <text:p text:style-name="P22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18">heretofore ~ w'Eth'mu:l / my people ~ <text:span text:style-name="T11">A</text:span>mi'y / in adversary ~ l'O:ye:v / to rise ~ y'qo:me:m</text:p>
          </table:table-cell>
        </table:table-row>
      </table:table>
      <text:p text:style-name="P11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2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18">mi'mu:l ~ from opposite / dress ~ sal'ma: / splendor,mantle ~ Eder / to strip,unclothe +SUFFIX ~ taf'shit^u:'n</text:p>
          </table:table-cell>
        </table:table-row>
      </table:table>
      <text:p text:style-name="P11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2">מֵעֹבְרִים בֶּטַח </text:p>
          </table:table-cell>
        </table:table-row>
        <table:table-row>
          <table:table-cell table:style-name="表114.A2" office:value-type="string">
            <text:p text:style-name="P18">me:'<text:span text:style-name="T11">O</text:span>v'riym ~ from to cross,transit / (a place of refuge),safety ~ bet^ach</text:p>
          </table:table-cell>
        </table:table-row>
      </table:table>
      <text:p text:style-name="P11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2">שׁוּבֵי מִלְחָמָה</text:p>
          </table:table-cell>
        </table:table-row>
        <table:table-row>
          <table:table-cell table:style-name="表115.A2" office:value-type="string">
            <text:p text:style-name="P18">to turn bac<text:span text:style-name="T15">k ; retreat ~ shu:ve:y / battle,war ~ mil'cha:ma:</text:span></text:p>
          </table:table-cell>
        </table:table-row>
      </table:table>
      <text:p text:style-name="P11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2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18">a woman ~ n'she:y / my people / to drive out +SUFFIX ~ t'ga:r'shu:'n / from house ~ mi'be:yth</text:p>
          </table:table-cell>
        </table:table-row>
      </table:table>
      <text:p text:style-name="P11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2">תַּעֲנֻגֶיהָ מֵעַל עֹלָלֶיהָ </text:p>
          </table:table-cell>
        </table:table-row>
        <table:table-row>
          <table:table-cell table:style-name="表117.A2" office:value-type="string">
            <text:p text:style-name="P18">their(?) luxury ~ ta<text:span text:style-name="T11">A</text:span>`nugey'ha: / from above ~ me:'<text:span text:style-name="T11">A</text:span>l / their children ~ <text:span text:style-name="T11">O</text:span>la:ley'ha:</text:p>
          </table:table-cell>
        </table:table-row>
      </table:table>
      <text:p text:style-name="P11"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2">תִּקְחוּ הֲדָרִי לְעוֹלָם</text:p>
          </table:table-cell>
        </table:table-row>
        <table:table-row>
          <table:table-cell table:style-name="表118.A2" office:value-type="string">
            <text:p text:style-name="P18">to take ~ tiq'chu: / my mag<text:span text:style-name="T15">nificence ~ ha`da:ri'y / for eternity ~ l'</text:span><text:span text:style-name="T12">O</text:span><text:span text:style-name="T15">:la:m</text:span></text:p>
          </table:table-cell>
        </table:table-row>
      </table:table>
      <text:p text:style-name="P10"/>
      <text:p text:style-name="P16"><text:span text:style-name="T4">[next] </text:span><text:span text:style-name="T5">2:10</text:span><text:span text:style-name="T7"> “</text:span><text:span text:style-name="T4">XXX”</text:span></text:p>
      <text:p text:style-name="Text_20_body"/>
      <text:p text:style-name="P15"><text:soft-page-break/>[/  20191016_164725]</text:p>
      <text:p text:style-name="Text_20_body"/>
      <text:p text:style-name="P8"/>
      <text:p text:style-name="P9">------------------------------------------------------------</text:p>
      <text:p text:style-name="P14">[20191017_173422]</text:p>
      <text:p text:style-name="Text_20_body"/>
      <text:p text:style-name="P16"><text:span text:style-name="T1">1. XXX </text:span><text:span text:style-name="T2">2:10</text:span></text:p>
      <text:p text:style-name="P11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2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18">ku:mu ~ to rise / to walk ~ l'xu: / kiy / lo-zoth ~ not<text:span text:style-name="T15"> this / the peacefully ~ ha'm'nu:cha:</text:span></text:p>
          </table:table-cell>
        </table:table-row>
      </table:table>
      <text:p text:style-name="P11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2">בַּעֲבוּר טָמְאָה תְּחַבֵּל </text:p>
          </table:table-cell>
        </table:table-row>
        <table:table-row>
          <table:table-cell table:style-name="表120.A2" office:value-type="string">
            <text:p text:style-name="P18">ba'<text:span text:style-name="T11">A</text:span>`vu:r ~ on account of / to be fou<text:span text:style-name="T15">l ~ t^a:m'A: / to destroy ~ t'xabe:l / </text:span></text:p>
          </table:table-cell>
        </table:table-row>
      </table:table>
      <text:p text:style-name="P11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2">וְחֶבֶל נִמְרָץ</text:p>
          </table:table-cell>
        </table:table-row>
        <table:table-row>
          <table:table-cell table:style-name="表121.A2" office:value-type="string">
            <text:p text:style-name="P18">w'chevel ~ ruin / to irritate ~ nim'ra:ts</text:p>
          </table:table-cell>
        </table:table-row>
      </table:table>
      <text:p text:style-name="P11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2">*לוּ־אִישׁ הֹלֵ</text:p>
            <text:p text:style-name="P22">רוּחַ וָשֶׁקֶר <text:s text:c="6"/></text:p>
            <text:p text:style-name="P22"/>
          </table:table-cell>
        </table:table-row>
        <table:table-row>
          <table:table-cell table:style-name="表122.A2" office:value-type="string">
            <text:p text:style-name="P18">if a man ~ lu:-Iysh / to walk ~ hole:x / wind,spirit ~ ru:ach / untruth,a sham ~ wa:'sheqer</text:p>
          </table:table-cell>
        </table:table-row>
      </table:table>
      <text:p text:style-name="P11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2">כִּזֵּב אַטִּף</text:p>
            <text:p text:style-name="P22">*לְ</text:p>
            <text:p text:style-name="P22"><text:soft-page-break/>לַיַּיִן </text:p>
          </table:table-cell>
        </table:table-row>
        <table:table-row>
          <table:table-cell table:style-name="表123.A2" office:value-type="string">
            <text:p text:style-name="P18">to lie ~ kize:v / At^if ~ to speak / unto thee ~ l'xa: / to,for,in wine ~ la:'yayin</text:p>
          </table:table-cell>
        </table:table-row>
      </table:table>
      <text:p text:style-name="P11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2">וְלַשֵּׁכָר וְהָיָה </text:p>
          </table:table-cell>
        </table:table-row>
        <table:table-row>
          <table:table-cell table:style-name="表124.A2" office:value-type="string">
            <text:p text:style-name="P18">and to,for,in liquor ~ w'la'she:xa:r / w'ha:ya: ~ come to pass,become</text:p>
          </table:table-cell>
        </table:table-row>
      </table:table>
      <text:p text:style-name="P11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2">מַטִּיף הָעָם הַזֶּה</text:p>
          </table:table-cell>
        </table:table-row>
        <table:table-row>
          <table:table-cell table:style-name="表125.A2" office:value-type="string">
            <text:p text:style-name="P18">from,out of to speak ~ ma't^iyf / ha:'<text:span text:style-name="T11">A</text:span>:m ~ the people / the this ~ ha'ze:</text:p>
          </table:table-cell>
        </table:table-row>
      </table:table>
      <text:p text:style-name="P10"/>
      <text:p text:style-name="P16"><text:span text:style-name="T4">[next] </text:span><text:span text:style-name="T5">2:12</text:span><text:span text:style-name="T7"> “</text:span><text:span text:style-name="T4">XXX”</text:span></text:p>
      <text:p text:style-name="Text_20_body"/>
      <text:p text:style-name="P15">[/  20191017_175510]</text:p>
      <text:p text:style-name="Text_20_body"/>
      <text:p text:style-name="P8"/>
      <text:p text:style-name="P9">------------------------------------------------------------</text:p>
      <text:p text:style-name="P14">[20191021_233148]</text:p>
      <text:p text:style-name="Text_20_body"/>
      <text:p text:style-name="P16"><text:span text:style-name="T1">1. XXX </text:span><text:span text:style-name="T2">2:12</text:span></text:p>
      <text:p text:style-name="P11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2">אָסֹף אֶאֱסֹף יַעֲקֹב</text:p>
            <text:p text:style-name="P22">אֲקַבֵּץ </text:p>
          </table:table-cell>
        </table:table-row>
        <table:table-row>
          <table:table-cell table:style-name="表126.A2" office:value-type="string">
            <text:p text:style-name="P18">to gather ~ A:sof / * / ya<text:span text:style-name="T11">A</text:span>`qo:v / all of the<text:span text:style-name="T15">e ~ kula:x / a`qabe:ts ~ to collect</text:span></text:p>
          </table:table-cell>
        </table:table-row>
      </table:table>
      <text:p text:style-name="P11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2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18">remainder ~ sh'E:riyth / Yis'ra:E:l / a unit ~ yachad / A`siyme'nu: ~ to put the<text:span text:style-name="T15">m </text:span></text:p>
          </table:table-cell>
        </table:table-row>
      </table:table>
      <text:p text:style-name="P11">3. </text:p>
      <table:table table:name="表128" table:style-name="表128">
        <table:table-column table:style-name="表128.A"/>
        <text:soft-page-break/>
        <table:table-row>
          <table:table-cell table:style-name="表128.A1" office:value-type="string">
            <text:p text:style-name="P22">כְּצֹאן בָּצְרָה כְּעֵדֶר</text:p>
          </table:table-cell>
        </table:table-row>
        <table:table-row>
          <table:table-cell table:style-name="表128.A2" office:value-type="string">
            <text:p text:style-name="P18">as if a flock ~ k'tso:n / enclosure ~ ba:ts'ra: / as if arrangement ~ k'<text:span text:style-name="T11">E</text:span>:der<text:span text:style-name="T15"> </text:span></text:p>
          </table:table-cell>
        </table:table-row>
      </table:table>
      <text:p text:style-name="P11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2">*בְּתוֹ</text:p>
            <text:p text:style-name="P22">הַדָּבְרוֹ תְּהִימֶנָה מֵאָדָם</text:p>
          </table:table-cell>
        </table:table-row>
        <table:table-row>
          <table:table-cell table:style-name="表129.A2" office:value-type="string">
            <text:p text:style-name="P18">b'tho:x ~ at the<text:span text:style-name="T15"> center / their fold ~ ha'da:v'ro: / to make an uproad ~ t'hiymena: / from mankind ~ me:'A:da:m</text:span></text:p>
          </table:table-cell>
        </table:table-row>
      </table:table>
      <text:p text:style-name="P11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2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18">to ascend ~ <text:span text:style-name="T11">A</text:span>:la: / the<text:span text:style-name="T15"> to break ~ ha'pore:ts / in their face ~ li'f'ne:y'hem / pa:r'tsu: ~ to break</text:span></text:p>
          </table:table-cell>
        </table:table-row>
      </table:table>
      <text:p text:style-name="P11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2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18">to transit ~ wa'ya<text:span text:style-name="T11">A</text:span>voru: / sha<text:span text:style-name="T11">A</text:span>r ~ an opening / to go out ~ wa'ye:ts'u: / v'o: ~ towards it</text:p>
          </table:table-cell>
        </table:table-row>
      </table:table>
      <text:p text:style-name="P11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2">וַיַּעֲבֹר מַלְכָּם לִפְנֵיהֶם </text:p>
          </table:table-cell>
        </table:table-row>
        <table:table-row>
          <table:table-cell table:style-name="表132.A2" office:value-type="string">
            <text:p text:style-name="P18">wa'ya<text:span text:style-name="T11">A</text:span>vor ~ and to transit / the<text:span text:style-name="T15">ir king ~ mal'ka:'m / in their face ~ li'f'ne:y'hem</text:span></text:p>
          </table:table-cell>
        </table:table-row>
      </table:table>
      <text:p text:style-name="P11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4">וַיהוָה בְּרֹאשָׁם פ</text:p>
          </table:table-cell>
        </table:table-row>
        <table:table-row>
          <table:table-cell table:style-name="表133.A2" office:value-type="string">
            <text:p text:style-name="P18">and Jehovah / at the<text:span text:style-name="T15">ir head ~ b'rosha:'m</text:span></text:p>
          </table:table-cell>
        </table:table-row>
      </table:table>
      <text:p text:style-name="P4"/>
      <text:p text:style-name="P4"/>
      <text:p text:style-name="P16"><text:span text:style-name="T4">[next] </text:span><text:span text:style-name="T5">3:1</text:span><text:span text:style-name="T7"> “</text:span><text:span text:style-name="T4">XXX”</text:span></text:p>
      <text:p text:style-name="Text_20_body"/>
      <text:p text:style-name="P15">[/  20191021_235910]</text:p>
      <text:p text:style-name="Text_20_body"><text:soft-page-break/></text:p>
      <text:p text:style-name="P8"/>
      <text:p text:style-name="P9">------------------------------------------------------------</text:p>
      <text:p text:style-name="P14">[20191022_222607]</text:p>
      <text:p text:style-name="Text_20_body"/>
      <text:p text:style-name="P16"><text:span text:style-name="T1">1. XXX </text:span><text:span text:style-name="T2">3:1</text:span></text:p>
      <text:p text:style-name="P11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2">וָאֹמַר שִׁמְעוּ־נָא רָאשֵׁי יַעֲקֹב </text:p>
          </table:table-cell>
        </table:table-row>
        <table:table-row>
          <table:table-cell table:style-name="表134.A2" office:value-type="string">
            <text:p text:style-name="P18">to say ~ wa:'Omar / to hear, I pray ~ sim'<text:span text:style-name="T11">U</text:span>:-na: / the head ~ ra:she:y / ya<text:span text:style-name="T11">A</text:span>`qo:v</text:p>
          </table:table-cell>
        </table:table-row>
      </table:table>
      <text:p text:style-name="P11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2">וּקְצִינֵי בֵּית יִשְׂרָאֵל הֲלוֹא </text:p>
          </table:table-cell>
        </table:table-row>
        <table:table-row>
          <table:table-cell table:style-name="表135.A2" office:value-type="string">
            <text:p text:style-name="P18">u'q'tsiyne:y ~ mag<text:span text:style-name="T15">istrate / house ~ be:yth / yis'ra:E:l / which,what not ~ ha`lo:</text:span></text:p>
          </table:table-cell>
        </table:table-row>
      </table:table>
      <text:p text:style-name="P11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2">לָכֶם לָדַעַת אֶת־הַמִּשְׁפָּט</text:p>
          </table:table-cell>
        </table:table-row>
        <table:table-row>
          <table:table-cell table:style-name="表136.A2" office:value-type="string">
            <text:p text:style-name="P18">for you ~ la:'xem / for to know ~ la:'da<text:span text:style-name="T11">A</text:span>th / self,namely verdict,justice ~ Eth-ha'mish'pa:t^</text:p>
          </table:table-cell>
        </table:table-row>
      </table:table>
      <text:p text:style-name="P11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2">שֹׂנְאֵי טוֹב וְאֹהֲבֵי *רָעָה </text:p>
          </table:table-cell>
        </table:table-row>
        <table:table-row>
          <table:table-cell table:style-name="表137.A2" office:value-type="string">
            <text:p text:style-name="P18">to hate ~ shon'E:y / t^o:v ~ good / to have affection for ~ w'Oha`ve:y / bad,evil ~ ra:<text:span text:style-name="T11">A</text:span>:</text:p>
          </table:table-cell>
        </table:table-row>
      </table:table>
      <text:p text:style-name="P11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2">[רָע] גֹּזְלֵי עוֹרָם מֵעֲלֵיהֶם </text:p>
          </table:table-cell>
        </table:table-row>
        <table:table-row>
          <table:table-cell table:style-name="表138.A2" office:value-type="string">
            <text:p text:style-name="P18">ra:<text:span text:style-name="T11">A</text:span>0 / goz'le:y ~ to pluck off / their skin ~ <text:span text:style-name="T11">O</text:span>:ra:'m / from upon them ~ me:'<text:span text:style-name="T11">A</text:span>`le:y'hem</text:p>
          </table:table-cell>
        </table:table-row>
      </table:table>
      <text:p text:style-name="P11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2">וּשְׁאֵרָם מֵעַל עַצְמוֹתָם</text:p>
          </table:table-cell>
        </table:table-row>
        <text:soft-page-break/>
        <table:table-row>
          <table:table-cell table:style-name="表139.A2" office:value-type="string">
            <text:p text:style-name="P18">u:'sh'E:ra:'m ~ their flesh / from upon ~ me:'<text:span text:style-name="T11">A</text:span>l / their bone ~ <text:span text:style-name="T11">A</text:span>ts'mo:tha:'m</text:p>
          </table:table-cell>
        </table:table-row>
      </table:table>
      <text:p text:style-name="P11">7. </text:p>
      <table:table table:name="表140" table:style-name="表140">
        <table:table-column table:style-name="表140.A"/>
        <table:table-row>
          <table:table-cell table:style-name="表140.A1" office:value-type="string">
            <text:p text:style-name="P22">aaa</text:p>
          </table:table-cell>
        </table:table-row>
        <table:table-row>
          <table:table-cell table:style-name="表140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3:3</text:span><text:span text:style-name="T7"> “</text:span><text:span text:style-name="T4">XXX”</text:span></text:p>
      <text:p text:style-name="Text_20_body"/>
      <text:p text:style-name="P15">[/  20191022_224112]</text:p>
      <text:p text:style-name="Text_20_body"/>
      <text:p text:style-name="P8"/>
      <text:p text:style-name="P9">------------------------------------------------------------</text:p>
      <text:p text:style-name="P14">[20191023_230021]</text:p>
      <text:p text:style-name="Text_20_body"/>
      <text:p text:style-name="P16"><text:span text:style-name="T1">1. XXX </text:span><text:span text:style-name="T2">3:3</text:span></text:p>
      <text:p text:style-name="P11">1. </text:p>
      <table:table table:name="表141" table:style-name="表141">
        <table:table-column table:style-name="表141.A"/>
        <table:table-row>
          <table:table-cell table:style-name="表141.A1" office:value-type="string">
            <text:p text:style-name="P22">וַאֲשֶׁר אָכְלוּ שְׁאֵר עַמִּי </text:p>
            <text:p text:style-name="P22"/>
          </table:table-cell>
        </table:table-row>
        <table:table-row>
          <table:table-cell table:style-name="表141.A2" office:value-type="string">
            <text:p text:style-name="P18">who,what ~ wa'A`sher / to eat ~ A:x'lu: / flesh ~ sh'E:r / my people ~ <text:span text:style-name="T11">A</text:span>mi'y</text:p>
          </table:table-cell>
        </table:table-row>
      </table:table>
      <text:p text:style-name="P11">2. </text:p>
      <table:table table:name="表142" table:style-name="表142">
        <table:table-column table:style-name="表142.A"/>
        <table:table-row>
          <table:table-cell table:style-name="表142.A1" office:value-type="string">
            <text:p text:style-name="P22">וְעוֹרָם מֵעֲלֵיהֶם הִפְשִׁיטוּ וְאֶת־עַצְמֹתֵיהֶם </text:p>
          </table:table-cell>
        </table:table-row>
        <table:table-row>
          <table:table-cell table:style-name="表142.A2" office:value-type="string">
            <text:p text:style-name="P18">their skin ~ w'<text:span text:style-name="T11">O</text:span>:ra:'m / from upon them ~ me:'<text:span text:style-name="T11">A</text:span>`le:y'hem / strip,unclothe ~ hif'shiyt^u: / and even,self-their bone ~ w'Eth-Ats'mothe:y'hem</text:p>
          </table:table-cell>
        </table:table-row>
      </table:table>
      <text:p text:style-name="P11">3. </text:p>
      <table:table table:name="表143" table:style-name="表143">
        <table:table-column table:style-name="表143.A"/>
        <table:table-row>
          <table:table-cell table:style-name="表143.A1" office:value-type="string">
            <text:p text:style-name="P22">פִּצֵּחוּ וּפָרְשׂוּ כַּאֲשֶׁר בַּסִּיר </text:p>
          </table:table-cell>
        </table:table-row>
        <table:table-row>
          <table:table-cell table:style-name="表143.A2" office:value-type="string">
            <text:p text:style-name="P18">pitse:chu: ~ to break / to break apart ~ u:'fa:r'su: / as if what,which ~ ka'A`sher / in a pot ~ ba'siyr</text:p>
          </table:table-cell>
        </table:table-row>
      </table:table>
      <text:p text:style-name="P11">4. </text:p>
      <table:table table:name="表144" table:style-name="表144">
        <table:table-column table:style-name="表144.A"/>
        <text:soft-page-break/>
        <table:table-row>
          <table:table-cell table:style-name="表144.A1" office:value-type="string">
            <text:p text:style-name="P22">וּכְבָשָׂר</text:p>
            <text:p text:style-name="P22">*בְּתוֹ</text:p>
            <text:p text:style-name="P22">קַלָּחַת</text:p>
          </table:table-cell>
        </table:table-row>
        <table:table-row>
          <table:table-cell table:style-name="表144.A2" office:value-type="string">
            <text:p text:style-name="P18">u:'x'va:sa:r ~ as if flesh / at to sever ~ b'tho:x / qala:chath ~ kettle</text:p>
          </table:table-cell>
        </table:table-row>
      </table:table>
      <text:p text:style-name="P10"/>
      <text:p text:style-name="P16"><text:span text:style-name="T4">[next] </text:span><text:span text:style-name="T5">3:5</text:span><text:span text:style-name="T7"> “</text:span><text:span text:style-name="T4">XXX”</text:span></text:p>
      <text:p text:style-name="Text_20_body"/>
      <text:p text:style-name="P15">[/  20191023_231446]</text:p>
      <text:p text:style-name="Text_20_body"/>
      <text:p text:style-name="P8"/>
      <text:p text:style-name="P9">------------------------------------------------------------</text:p>
      <text:p text:style-name="P14">[20191025_230009]</text:p>
      <text:p text:style-name="P11">1. </text:p>
      <table:table table:name="表152" table:style-name="表152">
        <table:table-column table:style-name="表152.A"/>
        <table:table-row>
          <table:table-cell table:style-name="表152.A1" office:value-type="string">
            <text:p text:style-name="P22">אָז יִזְעֲקוּ אֶל־יְהוָה וְלֹא </text:p>
          </table:table-cell>
        </table:table-row>
        <table:table-row>
          <table:table-cell table:style-name="表152.A2" office:value-type="string">
            <text:p text:style-name="P18">at that time, therefore ~ A:z / to shriek ~ yiz'<text:span text:style-name="T11">A</text:span>`qu: / towards,to Jehovah ~ El-y'hwa: / and not ~ w'lo:</text:p>
          </table:table-cell>
        </table:table-row>
      </table:table>
      <text:p text:style-name="P11">2. </text:p>
      <table:table table:name="表153" table:style-name="表153">
        <table:table-column table:style-name="表153.A"/>
        <table:table-row>
          <table:table-cell table:style-name="表153.A1" office:value-type="string">
            <text:p text:style-name="P22">יַעֲנֶה אוֹתָם וְיַסְתֵּר פָּנָיו </text:p>
          </table:table-cell>
        </table:table-row>
        <table:table-row>
          <table:table-cell table:style-name="表153.A2" office:value-type="string">
            <text:p text:style-name="P18">pay attention ~ ya<text:span text:style-name="T11">A</text:span>`ne / his(?) name ~ O:tha:'m / to hide ~ w'yas'te:r / pa:na:y'n ~ his face</text:p>
          </table:table-cell>
        </table:table-row>
      </table:table>
      <text:p text:style-name="P11">3. </text:p>
      <table:table table:name="表154" table:style-name="表154">
        <table:table-column table:style-name="表154.A"/>
        <table:table-row>
          <table:table-cell table:style-name="表154.A1" office:value-type="string">
            <text:p text:style-name="P22">מֵהֶם בָּעֵת הַהִיא כַּאֲשֶׁר </text:p>
          </table:table-cell>
        </table:table-row>
        <table:table-row>
          <table:table-cell table:style-name="表154.A2" office:value-type="string">
            <text:p text:style-name="P18">from them ~ me:'hem / at that time ~ ba:'<text:span text:style-name="T11">E</text:span>:th / the he,self ~ ha'miy / ka'A`sher ~ as who</text:p>
          </table:table-cell>
        </table:table-row>
      </table:table>
      <text:p text:style-name="P11">4. </text:p>
      <table:table table:name="表155" table:style-name="表155">
        <table:table-column table:style-name="表155.A"/>
        <table:table-row>
          <table:table-cell table:style-name="表155.A1" office:value-type="string">
            <text:p text:style-name="P22">הֵרֵעוּ מַעַלְלֵיהֶם פ</text:p>
          </table:table-cell>
        </table:table-row>
        <table:table-row>
          <table:table-cell table:style-name="表155.A2" office:value-type="string">
            <text:p text:style-name="P18">he:re-<text:span text:style-name="T11">U</text:span>: ~ to spoil / their act ~ ma<text:span text:style-name="T11">A</text:span>l'le:y'hem</text:p>
          </table:table-cell>
        </table:table-row>
      </table:table>
      <text:p text:style-name="P11"><text:soft-page-break/></text:p>
      <text:p text:style-name="P11"><text:span text:style-name="T1"/></text:p>
      <table:table table:name="表149" table:style-name="表149">
        <table:table-column table:style-name="表149.A"/>
        <table:table-row>
          <table:table-cell table:style-name="表149.A1" office:value-type="string">
            <text:p text:style-name="P22">aaa</text:p>
          </table:table-cell>
        </table:table-row>
        <table:table-row>
          <table:table-cell table:style-name="表149.A2" office:value-type="string">
            <text:p text:style-name="P18"/>
          </table:table-cell>
        </table:table-row>
      </table:table>
      <text:p text:style-name="P11">6. </text:p>
      <table:table table:name="表150" table:style-name="表150">
        <table:table-column table:style-name="表150.A"/>
        <table:table-row>
          <table:table-cell table:style-name="表150.A1" office:value-type="string">
            <text:p text:style-name="P22">aaa</text:p>
          </table:table-cell>
        </table:table-row>
        <table:table-row>
          <table:table-cell table:style-name="表150.A2" office:value-type="string">
            <text:p text:style-name="P18"/>
          </table:table-cell>
        </table:table-row>
      </table:table>
      <text:p text:style-name="P11">7. </text:p>
      <table:table table:name="表151" table:style-name="表151">
        <table:table-column table:style-name="表151.A"/>
        <table:table-row>
          <table:table-cell table:style-name="表151.A1" office:value-type="string">
            <text:p text:style-name="P22">aaa</text:p>
          </table:table-cell>
        </table:table-row>
        <table:table-row>
          <table:table-cell table:style-name="表151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3:5</text:span></text:p>
      <text:p text:style-name="Text_20_body"/>
      <text:p text:style-name="P15">[/  20191025_231244]</text:p>
      <text:p text:style-name="Text_20_body"/>
      <text:p text:style-name="P8"/>
      <text:p text:style-name="P9">------------------------------------------------------------</text:p>
      <text:p text:style-name="P14">[20191026_230345]</text:p>
      <text:p text:style-name="Text_20_body"/>
      <text:p text:style-name="P16"><text:span text:style-name="T1">1. XXX </text:span><text:span text:style-name="T2">XX:XX</text:span></text:p>
      <text:p text:style-name="P16"><text:span text:style-name="T3">3:5</text:span><text:span text:style-name="T1"> </text:span></text:p>
      <text:p text:style-name="P11">1. </text:p>
      <table:table table:name="表145" table:style-name="表145">
        <table:table-column table:style-name="表145.A"/>
        <table:table-row>
          <table:table-cell table:style-name="表145.A1" office:value-type="string">
            <text:p text:style-name="P22">כֹּה אָמַר יְהוָה עַל־הַנְּבִיאִים </text:p>
          </table:table-cell>
        </table:table-row>
        <table:table-row>
          <table:table-cell table:style-name="表145.A2" office:value-type="string">
            <text:p text:style-name="P18">like this, here ~ ko: / to say ~ A:mar / * / above,upon ~ <text:span text:style-name="T11">A</text:span>l / prophet ~ ha'n'viyIym</text:p>
          </table:table-cell>
        </table:table-row>
      </table:table>
      <text:p text:style-name="P11">2. </text:p>
      <table:table table:name="表146" table:style-name="表146">
        <table:table-column table:style-name="表146.A"/>
        <table:table-row>
          <table:table-cell table:style-name="表146.A1" office:value-type="string">
            <text:p text:style-name="P22">הַמַּתְעִים אֶת־עַמִּי הַנֹּשְׁכִים בְּשִׁנֵּיהֶם </text:p>
          </table:table-cell>
        </table:table-row>
        <text:soft-page-break/>
        <table:table-row>
          <table:table-cell table:style-name="表146.A2" office:value-type="string">
            <text:p text:style-name="P18">to stray ~ ha'math'<text:span text:style-name="T11">I</text:span>ym / self,even ~ Eth / <text:span text:style-name="T11">A</text:span>mi'y ~ my people / to strike ~ ha'nosh'xiym / in,on,at their teeth ~ b'shine:y'hem</text:p>
          </table:table-cell>
        </table:table-row>
      </table:table>
      <text:p text:style-name="P11">3. </text:p>
      <table:table table:name="表147" table:style-name="表147">
        <table:table-column table:style-name="表147.A"/>
        <table:table-row>
          <table:table-cell table:style-name="表147.A1" office:value-type="string">
            <text:p text:style-name="P22">וְקָרְאוּ שָׁלוֹם וַאֲשֶׁר לֹא־יִתֵּן </text:p>
          </table:table-cell>
        </table:table-row>
        <table:table-row>
          <table:table-cell table:style-name="表147.A2" office:value-type="string">
            <text:p text:style-name="P18">w'qa:r'U: ~ call out / shalo:m ~ peace / wa'A`sher ~ who,which / lo:yite:n ~ not give</text:p>
          </table:table-cell>
        </table:table-row>
      </table:table>
      <text:p text:style-name="P11">4. </text:p>
      <table:table table:name="表148" table:style-name="表148">
        <table:table-column table:style-name="表148.A"/>
        <table:table-row>
          <table:table-cell table:style-name="表148.A1" office:value-type="string">
            <text:p text:style-name="P22">עַל־פִּיהֶם וְקִדְּשׁוּ עָלָיו מִלְחָמָה</text:p>
          </table:table-cell>
        </table:table-row>
        <table:table-row>
          <table:table-cell table:style-name="表148.A2" office:value-type="string">
            <text:p text:style-name="P18">above,upon ~ <text:span text:style-name="T11">A</text:span>l / their mouth ~ piy'hem / w'qid'shu: ~ to make / against him ~ <text:span text:style-name="T11">A</text:span>:la:y'w / battle,warfare ~ mil'cha:ma:</text:p>
          </table:table-cell>
        </table:table-row>
      </table:table>
      <text:p text:style-name="P11">5.</text:p>
      <text:p text:style-name="P11"/>
      <text:p text:style-name="P11"/>
      <text:p text:style-name="P16"><text:span text:style-name="T4">[next] </text:span><text:span text:style-name="T5">3:6</text:span><text:span text:style-name="T7"> “</text:span><text:span text:style-name="T4">XXX”</text:span></text:p>
      <text:p text:style-name="Text_20_body"/>
      <text:p text:style-name="P15">[/  20191026_231500]</text:p>
      <text:p text:style-name="Text_20_body"/>
      <text:p text:style-name="P8">@@@</text:p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XX:XX</text:span></text:p>
      <text:p text:style-name="P11">1. </text:p>
      <table:table table:name="表156" table:style-name="表156">
        <table:table-column table:style-name="表156.A"/>
        <table:table-row>
          <table:table-cell table:style-name="表156.A1" office:value-type="string">
            <text:p text:style-name="P22">aaa</text:p>
          </table:table-cell>
        </table:table-row>
        <table:table-row>
          <table:table-cell table:style-name="表156.A2" office:value-type="string">
            <text:p text:style-name="P18"/>
          </table:table-cell>
        </table:table-row>
      </table:table>
      <text:p text:style-name="P11">2. </text:p>
      <table:table table:name="表157" table:style-name="表157">
        <table:table-column table:style-name="表157.A"/>
        <table:table-row>
          <table:table-cell table:style-name="表157.A1" office:value-type="string">
            <text:p text:style-name="P22">aaa</text:p>
          </table:table-cell>
        </table:table-row>
        <table:table-row>
          <table:table-cell table:style-name="表157.A2" office:value-type="string">
            <text:p text:style-name="P18"/>
          </table:table-cell>
        </table:table-row>
      </table:table>
      <text:p text:style-name="P11"><text:soft-page-break/>3. </text:p>
      <table:table table:name="表158" table:style-name="表158">
        <table:table-column table:style-name="表158.A"/>
        <table:table-row>
          <table:table-cell table:style-name="表158.A1" office:value-type="string">
            <text:p text:style-name="P22">aaa</text:p>
          </table:table-cell>
        </table:table-row>
        <table:table-row>
          <table:table-cell table:style-name="表158.A2" office:value-type="string">
            <text:p text:style-name="P18"/>
          </table:table-cell>
        </table:table-row>
      </table:table>
      <text:p text:style-name="P11">4. </text:p>
      <table:table table:name="表159" table:style-name="表159">
        <table:table-column table:style-name="表159.A"/>
        <table:table-row>
          <table:table-cell table:style-name="表159.A1" office:value-type="string">
            <text:p text:style-name="P22">aaa</text:p>
          </table:table-cell>
        </table:table-row>
        <table:table-row>
          <table:table-cell table:style-name="表159.A2" office:value-type="string">
            <text:p text:style-name="P18"/>
          </table:table-cell>
        </table:table-row>
      </table:table>
      <text:p text:style-name="P11">5. </text:p>
      <table:table table:name="表160" table:style-name="表160">
        <table:table-column table:style-name="表160.A"/>
        <table:table-row>
          <table:table-cell table:style-name="表160.A1" office:value-type="string">
            <text:p text:style-name="P22">aaa</text:p>
          </table:table-cell>
        </table:table-row>
        <table:table-row>
          <table:table-cell table:style-name="表160.A2" office:value-type="string">
            <text:p text:style-name="P18"/>
          </table:table-cell>
        </table:table-row>
      </table:table>
      <text:p text:style-name="P11">6. </text:p>
      <table:table table:name="表161" table:style-name="表161">
        <table:table-column table:style-name="表161.A"/>
        <table:table-row>
          <table:table-cell table:style-name="表161.A1" office:value-type="string">
            <text:p text:style-name="P22">aaa</text:p>
          </table:table-cell>
        </table:table-row>
        <table:table-row>
          <table:table-cell table:style-name="表161.A2" office:value-type="string">
            <text:p text:style-name="P18"/>
          </table:table-cell>
        </table:table-row>
      </table:table>
      <text:p text:style-name="P11">7. </text:p>
      <table:table table:name="表162" table:style-name="表162">
        <table:table-column table:style-name="表162.A"/>
        <table:table-row>
          <table:table-cell table:style-name="表162.A1" office:value-type="string">
            <text:p text:style-name="P22">aaa</text:p>
          </table:table-cell>
        </table:table-row>
        <table:table-row>
          <table:table-cell table:style-name="表162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XX:XX</text:span><text:span text:style-name="T7"> “</text:span><text:span text:style-name="T4">XXX”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P13"/>
      <text:p text:style-name="P13"/>
      <text:p text:style-name="P13"/>
      <text:p text:style-name="P13">------------------------------------------------------------ TEMPLATE</text:p>
      <text:p text:style-name="P9">------------------------------------------------------------</text:p>
      <text:p text:style-name="P14">[XXXX]</text:p>
      <text:p text:style-name="Text_20_body"><text:soft-page-break/></text:p>
      <text:p text:style-name="P16"><text:span text:style-name="T1">1. XXX </text:span><text:span text:style-name="T2">XX:XX</text:span></text:p>
      <text:p text:style-name="P11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2">aaa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p text:style-name="P11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>aaa</text:p>
          </table:table-cell>
        </table:table-row>
        <table:table-row>
          <table:table-cell table:style-name="表50.A2" office:value-type="string">
            <text:p text:style-name="P18"/>
          </table:table-cell>
        </table:table-row>
      </table:table>
      <text:p text:style-name="P11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2">aaa</text:p>
          </table:table-cell>
        </table:table-row>
        <table:table-row>
          <table:table-cell table:style-name="表51.A2" office:value-type="string">
            <text:p text:style-name="P18"/>
          </table:table-cell>
        </table:table-row>
      </table:table>
      <text:p text:style-name="P11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2">aaa</text:p>
          </table:table-cell>
        </table:table-row>
        <table:table-row>
          <table:table-cell table:style-name="表52.A2" office:value-type="string">
            <text:p text:style-name="P18"/>
          </table:table-cell>
        </table:table-row>
      </table:table>
      <text:p text:style-name="P11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2">aaa</text:p>
          </table:table-cell>
        </table:table-row>
        <table:table-row>
          <table:table-cell table:style-name="表53.A2" office:value-type="string">
            <text:p text:style-name="P18"/>
          </table:table-cell>
        </table:table-row>
      </table:table>
      <text:p text:style-name="P11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22">aaa</text:p>
          </table:table-cell>
        </table:table-row>
        <table:table-row>
          <table:table-cell table:style-name="表54.A2" office:value-type="string">
            <text:p text:style-name="P18"/>
          </table:table-cell>
        </table:table-row>
      </table:table>
      <text:p text:style-name="P11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2">aaa</text:p>
          </table:table-cell>
        </table:table-row>
        <table:table-row>
          <table:table-cell table:style-name="表55.A2" office:value-type="string">
            <text:p text:style-name="P18"/>
          </table:table-cell>
        </table:table-row>
      </table:table>
      <text:p text:style-name="P10"/>
      <text:p text:style-name="P16"><text:span text:style-name="T4">[next] </text:span><text:span text:style-name="T5">XX:XX</text:span><text:span text:style-name="T7"> “</text:span><text:span text:style-name="T4">XXX”</text:span></text:p>
      <text:p text:style-name="Text_20_body"/>
      <text:p text:style-name="P15"><text:soft-page-break/>[/  XXX]</text:p>
      <text:p text:style-name="Text_20_body"/>
      <text:p text:style-name="Text_20_body"/>
      <text:p text:style-name="Text_20_body"/>
      <text:p text:style-name="Text_20_body"/>
      <text:p text:style-name="P13">/------------------------------------------------------------ /TEMPLATE</text:p>
      <text:p text:style-name="Text_20_body"/>
      <text:p text:style-name="P13">--------------------------------------- [STEPS : closing] 20191009_161940</text:p>
      <text:list xml:id="list1122324450028029833" text:style-name="L1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13">/ --------------------------------------- [STEPS : closing] 20191009_161940 /</text:p>
      <text:p text:style-name="Text_20_body"/>
      <text:p text:style-name="P13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0-26T23:15:19.96</dc:date>
    <dc:creator>iwabuchi ken</dc:creator>
    <meta:editing-duration>PT16H45M59S</meta:editing-duration>
    <meta:editing-cycles>61</meta:editing-cycles>
    <meta:generator>OpenOffice/4.1.3$Win32 OpenOffice.org_project/413m1$Build-9783</meta:generator>
    <meta:document-statistic meta:table-count="162" meta:image-count="0" meta:object-count="0" meta:page-count="36" meta:paragraph-count="636" meta:word-count="3798" meta:character-count="23145"/>
  </office:meta>
</office:document-meta>
</file>